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in.getServiceMixHome(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9">
            <text:p text:style-name="Table_20_Contents">9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Main.findJars( File dir , ArrayList &lt; File &gt; jar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Main.convertToMavenUrlsIfNeeded( String location , boolean convertToMavenUrls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26">
            <text:p text:style-name="Table_20_Contents">26</text:p>
          </table:table-cell>
          <table:table-cell office:value-type="float" office:value="45">
            <text:p text:style-name="Table_20_Contents">45</text:p>
          </table:table-cell>
        </table:table-row>
        <table:table-row>
          <table:table-cell office:value-type="string">
            <text:p text:style-name="Table_20_Contents">Main.start( Bundle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n.destroy( boolean awai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ain.getServiceMixBase( File defaultValu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Main.findFile( ArrayList &lt; File &gt; bundleDirs ,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ain.processConfigurationProperties( Properties props , Properties startupProps , ArrayList &lt; File &gt; bundleDirs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4">
            <text:p text:style-name="Table_20_Contents">4</text:p>
          </table:table-cell>
          <table:table-cell office:value-type="float" office:value="52">
            <text:p text:style-name="Table_20_Contents">52</text:p>
          </table:table-cell>
        </table:table-row>
        <table:table-row>
          <table:table-cell office:value-type="string">
            <text:p text:style-name="Table_20_Contents">Main.getServicemixBa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n.getServicemixHo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n.loadPropertiesFile( URL configPropURL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Main.validateDirectoryExists( String path , String errPrefix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Main.main( String [ ] ar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Main.nextLocation( StringTokenizer st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6">
            <text:p text:style-name="Table_20_Contents">6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Main.unlock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ain.processSecurityProperties( Properties m_configProp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Main.getAr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n.lock( Properties prop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Main.loadSystemProperties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">
            <text:p text:style-name="Table_20_Contents">1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Main.processAutoProperties( BundleContext context )</text:p>
          </table:table-cell>
          <table:table-cell office:value-type="float" office:value="24">
            <text:p text:style-name="Table_20_Contents">24</text:p>
          </table:table-cell>
          <table:table-cell office:value-type="float" office:value="16">
            <text:p text:style-name="Table_20_Contents">16</text:p>
          </table:table-cell>
          <table:table-cell office:value-type="float" office:value="96">
            <text:p text:style-name="Table_20_Contents">96</text:p>
          </table:table-cell>
        </table:table-row>
        <table:table-row>
          <table:table-cell office:value-type="string">
            <text:p text:style-name="Table_20_Contents">Main.findFile( File dir , String 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Main.stop( Bundle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ain.copySystemProperties( Properties configProp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Main.launch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Main.getExit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n.setExitCode( int exit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n.substVars( String val , String currentKey , Map &lt; String , String &gt; cycleMap , Properties configProps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22">
            <text:p text:style-name="Table_20_Contents">22</text:p>
          </table:table-cell>
          <table:table-cell office:value-type="float" office:value="43">
            <text:p text:style-name="Table_20_Contents">43</text:p>
          </table:table-cell>
        </table:table-row>
        <table:table-row>
          <table:table-cell office:value-type="string">
            <text:p text:style-name="Table_20_Contents">Main.Main( String [ ]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n.loadConfigProperties(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5">
            <text:p text:style-name="Table_20_Contents">5</text:p>
          </table:table-cell>
          <table:table-cell office:value-type="float" office:value="50">
            <text:p text:style-name="Table_20_Contents">5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